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OpenSymbol" svg:font-family="OpenSymbol" style:font-family-generic="system"/>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style:text-properties style:font-name="Aria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style:style style:name="P1" style:parent-style-name="Titel" style:master-page-name="MP0" style:family="paragraph">
      <style:paragraph-properties fo:break-before="page" fo:text-align="center"/>
    </style:style>
    <style:style style:name="P2" style:parent-style-name="Heading2" style:family="paragraph">
      <style:text-properties fo:font-style="normal" style:font-style-asian="normal" style:font-style-complex="normal"/>
    </style:style>
    <style:style style:name="P3" style:parent-style-name="Textbody" style:list-style-name="LFO1" style:family="paragraph"/>
    <style:style style:name="T4" style:parent-style-name="Standardskrifttypeiafsnit" style:family="text">
      <style:text-properties fo:font-weight="bold" style:font-weight-asian="bold" fo:font-style="italic" style:font-style-asian="italic"/>
    </style:style>
    <style:style style:name="P5" style:parent-style-name="Textbody" style:list-style-name="LFO1" style:family="paragraph"/>
    <style:style style:name="T6" style:parent-style-name="Standardskrifttypeiafsnit" style:family="text">
      <style:text-properties fo:font-weight="bold" style:font-weight-asian="bold" fo:font-style="italic" style:font-style-asian="italic"/>
    </style:style>
    <style:style style:name="T7" style:parent-style-name="Standardskrifttypeiafsnit" style:family="text">
      <style:text-properties fo:font-weight="bold" style:font-weight-asian="bold" fo:font-style="italic" style:font-style-asian="italic"/>
    </style:style>
    <style:style style:name="P8" style:parent-style-name="Textbody" style:list-style-name="LFO8" style:family="paragraph"/>
    <style:style style:name="T9" style:parent-style-name="Standardskrifttypeiafsnit" style:family="text">
      <style:text-properties fo:font-weight="bold" style:font-weight-asian="bold" fo:font-style="italic" style:font-style-asian="italic"/>
    </style:style>
    <style:style style:name="P10" style:parent-style-name="Textbody" style:list-style-name="LFO8" style:family="paragraph"/>
    <style:style style:name="T11" style:parent-style-name="Standardskrifttypeiafsnit" style:family="text">
      <style:text-properties fo:font-weight="bold" style:font-weight-asian="bold" fo:font-style="italic" style:font-style-asian="italic"/>
    </style:style>
    <style:style style:name="P12" style:parent-style-name="Textbody" style:list-style-name="LFO8" style:family="paragraph"/>
    <style:style style:name="T13" style:parent-style-name="Standardskrifttypeiafsnit" style:family="text">
      <style:text-properties fo:font-weight="bold" style:font-weight-asian="bold" fo:font-style="italic" style:font-style-asian="italic"/>
    </style:style>
    <style:style style:name="P14" style:parent-style-name="Textbody" style:list-style-name="LFO8" style:family="paragraph"/>
    <style:style style:name="T15" style:parent-style-name="Standardskrifttypeiafsnit" style:family="text">
      <style:text-properties fo:font-weight="bold" style:font-weight-asian="bold" fo:font-style="italic" style:font-style-asian="italic"/>
    </style:style>
    <style:style style:name="P16" style:parent-style-name="Textbody" style:family="paragraph">
      <style:text-properties fo:font-weight="bold" style:font-weight-asian="bold" fo:font-style="italic" style:font-style-asian="italic"/>
    </style:style>
    <style:style style:name="P17" style:parent-style-name="Textbody" style:list-style-name="LFO8" style:family="paragraph"/>
    <style:style style:name="T18" style:parent-style-name="Standardskrifttypeiafsnit" style:family="text">
      <style:text-properties fo:font-weight="bold" style:font-weight-asian="bold" fo:font-style="italic" style:font-style-asian="italic"/>
    </style:style>
    <style:style style:name="P19" style:parent-style-name="Textbody" style:list-style-name="LFO8" style:family="paragraph"/>
    <style:style style:name="T20" style:parent-style-name="Standardskrifttypeiafsnit" style:family="text">
      <style:text-properties fo:font-weight="bold" style:font-weight-asian="bold" fo:font-style="italic" style:font-style-asian="italic"/>
    </style:style>
    <style:style style:name="T21" style:parent-style-name="Standardskrifttypeiafsnit" style:family="text">
      <style:text-properties fo:font-weight="bold" style:font-weight-asian="bold" fo:font-style="italic" style:font-style-asian="italic"/>
    </style:style>
    <style:style style:name="T22" style:parent-style-name="Standardskrifttypeiafsnit" style:family="text">
      <style:text-properties fo:font-weight="bold" style:font-weight-asian="bold" fo:font-style="italic" style:font-style-asian="italic"/>
    </style:style>
    <style:style style:name="T23" style:parent-style-name="Standardskrifttypeiafsnit" style:family="text">
      <style:text-properties fo:font-weight="bold" style:font-weight-asian="bold" fo:font-style="italic" style:font-style-asian="italic"/>
    </style:style>
    <style:style style:name="P24" style:parent-style-name="Textbody" style:list-style-name="LFO8" style:family="paragraph">
      <style:text-properties fo:font-weight="bold" style:font-weight-asian="bold" fo:font-style="italic" style:font-style-asian="italic"/>
    </style:style>
    <style:style style:name="P25" style:parent-style-name="Textbody" style:family="paragraph">
      <style:text-properties fo:font-weight="bold" style:font-weight-asian="bold" fo:font-style="italic" style:font-style-asian="italic"/>
    </style:style>
    <style:style style:name="P26" style:parent-style-name="Textbody" style:list-style-name="LFO1" style:family="paragraph"/>
    <style:style style:name="T27" style:parent-style-name="Standardskrifttypeiafsnit" style:family="text">
      <style:text-properties fo:font-weight="bold" style:font-weight-asian="bold" fo:font-style="italic" style:font-style-asian="italic"/>
    </style:style>
    <style:style style:name="T28" style:parent-style-name="Standardskrifttypeiafsnit" style:family="text">
      <style:text-properties fo:font-weight="bold" style:font-weight-asian="bold" fo:font-style="italic" style:font-style-asian="italic"/>
    </style:style>
    <style:style style:name="P29" style:parent-style-name="Heading2" style:family="paragraph">
      <style:text-properties fo:font-style="normal" style:font-style-asian="normal" style:font-style-complex="normal"/>
    </style:style>
    <style:style style:name="P30" style:parent-style-name="Textbody" style:list-style-name="LFO2" style:family="paragraph"/>
    <style:style style:name="P31" style:parent-style-name="Textbody" style:list-style-name="LFO2" style:family="paragraph"/>
    <style:style style:name="P32" style:parent-style-name="Textbody" style:list-style-name="LFO2" style:family="paragraph"/>
    <style:style style:name="P33" style:parent-style-name="Textbody" style:list-style-name="LFO2" style:family="paragraph"/>
    <style:style style:name="P34" style:parent-style-name="Textbody" style:family="paragraph">
      <style:text-properties fo:font-weight="bold" style:font-weight-asian="bold" fo:font-style="italic" style:font-style-asian="italic"/>
    </style:style>
    <style:style style:name="P35" style:parent-style-name="Heading2" style:family="paragraph">
      <style:text-properties fo:font-style="normal" style:font-style-asian="normal" style:font-style-complex="normal"/>
    </style:style>
    <style:style style:name="P36" style:parent-style-name="Textbody" style:list-style-name="LFO3" style:family="paragraph"/>
    <style:style style:name="T37" style:parent-style-name="Standardskrifttypeiafsnit" style:family="text">
      <style:text-properties fo:font-weight="bold" style:font-weight-asian="bold" style:font-weight-complex="bold"/>
    </style:style>
    <style:style style:name="T38" style:parent-style-name="Standardskrifttypeiafsnit" style:family="text">
      <style:text-properties fo:font-weight="bold" style:font-weight-asian="bold" style:font-weight-complex="bold"/>
    </style:style>
    <style:style style:name="T39" style:parent-style-name="Standardskrifttypeiafsnit" style:family="text">
      <style:text-properties fo:font-weight="bold" style:font-weight-asian="bold" style:font-weight-complex="bold"/>
    </style:style>
    <style:style style:name="T40" style:parent-style-name="Standardskrifttypeiafsnit" style:family="text">
      <style:text-properties fo:font-weight="bold" style:font-weight-asian="bold" style:font-weight-complex="bold"/>
    </style:style>
    <style:style style:name="P41" style:parent-style-name="Textbody" style:list-style-name="LFO3" style:family="paragraph"/>
    <style:style style:name="T42" style:parent-style-name="Standardskrifttypeiafsnit" style:family="text">
      <style:text-properties fo:font-weight="bold" style:font-weight-asian="bold" style:font-weight-complex="bold"/>
    </style:style>
    <style:style style:name="P43" style:parent-style-name="Textbody" style:list-style-name="LFO3" style:family="paragraph"/>
    <style:style style:name="T44" style:parent-style-name="Standardskrifttypeiafsnit" style:family="text">
      <style:text-properties fo:font-weight="bold" style:font-weight-asian="bold" style:font-weight-complex="bold" fo:font-style="italic" style:font-style-asian="italic"/>
    </style:style>
    <style:style style:name="T45" style:parent-style-name="Standardskrifttypeiafsnit" style:family="text">
      <style:text-properties fo:font-weight="bold" style:font-weight-asian="bold" style:font-weight-complex="bold" fo:font-style="italic" style:font-style-asian="italic"/>
    </style:style>
    <style:style style:name="T46" style:parent-style-name="Standardskrifttypeiafsnit" style:family="text">
      <style:text-properties fo:font-weight="bold" style:font-weight-asian="bold" style:font-weight-complex="bold" fo:font-style="italic" style:font-style-asian="italic"/>
    </style:style>
    <style:style style:name="P47" style:parent-style-name="Heading2" style:family="paragraph">
      <style:text-properties fo:font-style="normal" style:font-style-asian="normal" style:font-style-complex="normal"/>
    </style:style>
    <style:style style:name="P48" style:parent-style-name="Textbody" style:list-style-name="LFO4" style:family="paragraph"/>
    <style:style style:name="P49" style:parent-style-name="Textbody" style:list-style-name="LFO4" style:family="paragraph"/>
    <style:style style:name="P50" style:parent-style-name="Textbody" style:list-style-name="LFO4" style:family="paragraph"/>
    <style:style style:name="P51" style:parent-style-name="Textbody" style:list-style-name="LFO4" style:family="paragraph"/>
    <style:style style:name="P52" style:parent-style-name="Textbody" style:list-style-name="LFO4" style:family="paragraph"/>
    <style:style style:name="P53" style:parent-style-name="Textbody" style:list-style-name="LFO5" style:family="paragraph"/>
    <style:style style:name="P54" style:parent-style-name="Textbody" style:list-style-name="LFO5" style:family="paragraph"/>
    <style:style style:name="P55" style:parent-style-name="Textbody" style:list-style-name="LFO5" style:family="paragraph"/>
    <style:style style:name="P56" style:parent-style-name="Textbody" style:family="paragraph">
      <style:text-properties fo:font-weight="bold" style:font-weight-asian="bold" fo:font-style="italic" style:font-style-asian="italic"/>
    </style:style>
    <style:style style:name="P57" style:parent-style-name="Heading2" style:family="paragraph">
      <style:text-properties fo:font-style="normal" style:font-style-asian="normal" style:font-style-complex="normal"/>
    </style:style>
    <style:style style:name="P58" style:parent-style-name="Textbody" style:list-style-name="LFO6" style:family="paragraph"/>
    <style:style style:name="P59" style:parent-style-name="Textbody" style:list-style-name="LFO6" style:family="paragraph"/>
    <style:style style:name="P60" style:parent-style-name="Textbody" style:list-style-name="LFO6" style:family="paragraph"/>
    <style:style style:name="P61" style:parent-style-name="Textbody" style:list-style-name="LFO6" style:family="paragraph"/>
    <style:style style:name="P62" style:parent-style-name="Textbody" style:list-style-name="LFO6" style:family="paragraph"/>
    <style:style style:name="P63" style:parent-style-name="Textbody" style:family="paragraph">
      <style:text-properties fo:font-weight="bold" style:font-weight-asian="bold" fo:font-style="italic" style:font-style-asian="italic"/>
    </style:style>
    <style:style style:name="P64" style:parent-style-name="Heading2" style:family="paragraph">
      <style:text-properties fo:font-style="normal" style:font-style-asian="normal" style:font-style-complex="normal"/>
    </style:style>
    <style:style style:name="P65" style:parent-style-name="Textbody" style:list-style-name="LFO7" style:family="paragraph"/>
    <style:style style:name="P66" style:parent-style-name="Textbody" style:list-style-name="LFO7" style:family="paragraph"/>
    <style:style style:name="P67" style:parent-style-name="Textbody" style:family="paragraph">
      <style:text-properties fo:font-weight="bold" style:font-weight-asian="bold" fo:font-style="italic" style:font-style-asian="italic"/>
    </style:style>
    <style:style style:name="P68" style:parent-style-name="Textbody" style:family="paragraph">
      <style:text-properties fo:font-weight="bold" style:font-weight-asian="bold" fo:font-style="italic" style:font-style-asian="italic"/>
    </style:style>
    <style:style style:name="T69" style:parent-style-name="Standardskrifttypeiafsnit" style:family="text">
      <style:text-properties fo:font-weight="bold" style:font-weight-asian="bold" fo:font-style="italic" style:font-style-asian="italic"/>
    </style:style>
  </office:automatic-styles>
  <office:body>
    <office:text text:use-soft-page-breaks="true">
      <text:p text:style-name="P1">Log<text:s/>2012-02-14</text:p>
      <text:p text:style-name="P2">Indledning:</text:p>
      <text:list text:style-name="LFO1" text:continue-numbering="true">
        <text:list-item>
          <text:p text:style-name="P3">Folk har læst om projektet?<text:s/><text:span text:style-name="T4">Nej, ingen har læst projektets dokumentation.<text:s/></text:span></text:p>
        </text:list-item>
        <text:list-item>
          <text:p text:style-name="P5">Firma navn og produktnavn. Da skal bruges i dokumenterne.<text:s/><text:span text:style-name="T6">Da der ikke er nogen navne i projektet, skal dette bestemmes, hvor følgende forslag blev forslået</text:span><text:span text:style-name="T7"><text:s/>til firmanavn:</text:span></text:p>
        </text:list-item>
      </text:list>
      <text:list text:style-name="LFO8" text:continue-numbering="true">
        <text:list-item>
          <text:p text:style-name="P8"><text:span text:style-name="T9">Robongo/Robonko</text:span></text:p>
        </text:list-item>
        <text:list-item>
          <text:p text:style-name="P10"><text:span text:style-name="T11">RoboGo</text:span></text:p>
        </text:list-item>
        <text:list-item>
          <text:p text:style-name="P12"><text:span text:style-name="T13">StarCompany</text:span></text:p>
        </text:list-item>
        <text:list-item>
          <text:p text:style-name="P14"><text:span text:style-name="T15">StarkEnterprise</text:span></text:p>
        </text:list-item>
      </text:list>
      <text:p text:style-name="P16">Følgende blev forslået til produktnavn:</text:p>
      <text:list text:style-name="LFO8" text:continue-numbering="true">
        <text:list-item>
          <text:p text:style-name="P17"><text:span text:style-name="T18">RoboSorter</text:span></text:p>
        </text:list-item>
        <text:list-item>
          <text:p text:style-name="P19"><text:span text:style-name="T20">ARSM<text:s/></text:span><text:span text:style-name="T21">–</text:span><text:span text:style-name="T22"><text:s/></text:span><text:span text:style-name="T23">Advanced Robotic Sorting Machine.</text:span></text:p>
        </text:list-item>
        <text:list-item>
          <text:p text:style-name="P24">Robongo</text:p>
        </text:list-item>
      </text:list>
      <text:p text:style-name="P25">Der forslås at tage dette punkt op næste gang til beslutning.<text:s/>Samtidig er det annonceret, at vi er blevet gruppe 3 med Poul Ejnar Rovsing som vejleder.</text:p>
      <text:list text:style-name="LFO1" text:continue-numbering="true">
        <text:list-item>
          <text:p text:style-name="P26">Kort snakke om hvad skal ændres fra sidste gang.<text:line-break/>For eksempel bedre ro i<text:s/>gruppen(tolerancen sat ned denne gang), folk skal have testet deres ting og dokumentation undervejs i dokumenter og kode.<text:s/><text:span text:style-name="T27">Der skal være en samarbejdskontrakt, der er mere konsekvent end 3. semester. Denne gang skal der være risici for at kunne blive smidt ud af gruppen, hvor der skal være flertal og saglige argumenter for dette.<text:s/></text:span><text:span text:style-name="T28">Dette tages op til næste møde.<text:s/></text:span></text:p>
        </text:list-item>
      </text:list>
      <text:p text:style-name="P29">Software udviklingsprocesser samt frameworks:</text:p>
      <text:list text:style-name="LFO2" text:continue-numbering="true">
        <text:list-item>
          <text:p text:style-name="P30">UP/RUP</text:p>
        </text:list-item>
        <text:list-item>
          <text:p text:style-name="P31">XP</text:p>
        </text:list-item>
        <text:list-item>
          <text:p text:style-name="P32">TDD</text:p>
        </text:list-item>
        <text:list-item>
          <text:p text:style-name="P33">SCRUM</text:p>
        </text:list-item>
      </text:list>
      <text:p text:style-name="Textbody">Muligt at blande dem.</text:p>
      <text:p text:style-name="P34">Der er ikke decideret bestemt metode, så dette bestemmes af gruppen. Det er blevet diskuteret igennem til, at konklusionen blev<text:s/>en blanding af iterativ udviklingsproces (UP) og elementer fra SCRUM.<text:s/></text:p>
      <text:p text:style-name="P35">Versionskontrol:</text:p>
      <text:list text:style-name="LFO3" text:continue-numbering="true">
        <text:list-item>
          <text:p text:style-name="P36"><text:span text:style-name="T37">SVN:</text:span><text:line-break/>Noter: Kender det.<text:line-break/>Eventuelle sider:<text:line-break/><text:tab/><text:span text:style-name="T38">assembla</text:span>: Gratis, public, begrænset værktøjer, men har SVN.(Kan betale for flere værktøjer)<text:line-break/><text:tab/><text:span text:style-name="T39">Google projects</text:span>: Gratis, public, wiki, SVN kun.<text:line-break/><text:tab/><text:span text:style-name="T40">Xp-dev</text:span>: Gratis, private, charts, RSS, SVN kun(Medmindre betaler).(Kan betale for<text:s/><text:soft-page-break/>flere projekter, backup og plads)<text:line-break/><text:tab/><text:tab/>Skal tjekkes hvor mange brugere der kan være.<text:line-break/><text:tab/></text:p>
        </text:list-item>
        <text:list-item>
          <text:p text:style-name="P41"><text:span text:style-name="T42">GIT:<text:s/></text:span><text:line-break/>Noter: Skal læres.<text:line-break/>Eventuelle sider:<text:line-break/><text:tab/>github.com: Gratis, public, GIT kun.<text:line-break/></text:p>
        </text:list-item>
        <text:list-item>
          <text:p text:style-name="P43">Folder struktur.</text:p>
        </text:list-item>
      </text:list>
      <text:p text:style-name="Textbody"><text:span text:style-name="T44">Anvendelse af v</text:span><text:span text:style-name="T45">ersion</text:span><text:span text:style-name="T46">skontrol er optimal til brug for udviklingsprocessen, og derfor ville dette fortsætte. Det diskuteres, om der skal anvendes betalingssoftware til dette indtil det er givet, om der gives en SVN fra skolens side. Andet forslået er scrumy anvendt fra 3. semester. <text:s/></text:span></text:p>
      <text:p text:style-name="P47">Roller:</text:p>
      <text:list text:style-name="LFO4" text:continue-numbering="true">
        <text:list-item>
          <text:p text:style-name="P48">Gruppe leder. 1</text:p>
        </text:list-item>
        <text:list-item>
          <text:p text:style-name="P49">Ordstyrer. 1</text:p>
        </text:list-item>
        <text:list-item>
          <text:p text:style-name="P50">Logger.(Forhenværende tidsguru) 1 eller 2</text:p>
        </text:list-item>
        <text:list-item>
          <text:p text:style-name="P51">Vejleder link. 1</text:p>
        </text:list-item>
        <text:list-item>
          <text:p text:style-name="P52">Grupperums ansvarlig. 1</text:p>
        </text:list-item>
      </text:list>
      <text:p text:style-name="Textbody">Andre roller folk vil have?<text:line-break/>Fjernet en del, da nogle af ansvarsområderne kan blive uddelt i de forskellige iterationer.</text:p>
      <text:p text:style-name="Textbody">Hvis SCRUM:</text:p>
      <text:list text:style-name="LFO5" text:continue-numbering="true">
        <text:list-item>
          <text:p text:style-name="P53">Produkt ejer. 1</text:p>
        </text:list-item>
        <text:list-item>
          <text:p text:style-name="P54">Scrum Master. 1</text:p>
        </text:list-item>
        <text:list-item>
          <text:p text:style-name="P55">Udviklere. X</text:p>
        </text:list-item>
      </text:list>
      <text:p text:style-name="Textbody">Folk kan godt have mere end 1 rolle, men bedre at<text:s/>sprede det ud.</text:p>
      <text:p text:style-name="P56">Der diskuteres om at få flere ’nødvendige’ roller, hvis der er, samt situationen om SCRUM inddrages, hvilket betyder<text:s/>der er andre roller.<text:s/></text:p>
      <text:p text:style-name="P57">Mødetider:</text:p>
      <text:list text:style-name="LFO6" text:continue-numbering="true">
        <text:list-item>
          <text:p text:style-name="P58">Tidspunkter:</text:p>
          <text:list text:continue-numbering="true">
            <text:list-item>
              <text:p text:style-name="P59">Hver mandag og fredag morgen.<text:s/></text:p>
            </text:list-item>
            <text:list-item>
              <text:p text:style-name="P60">Hver dag, men i mindre timer.</text:p>
            </text:list-item>
            <text:list-item>
              <text:p text:style-name="P61">Andet.</text:p>
            </text:list-item>
          </text:list>
        </text:list-item>
        <text:list-item>
          <text:p text:style-name="P62">Vil folk have mødeplaner ligesom sidste gang?</text:p>
        </text:list-item>
      </text:list>
      <text:p text:style-name="P63">Dette<text:s/>tages op senere… eller næste møde, da det afhænger om gruppen vil have SCRUM eller ej.<text:s/></text:p>
      <text:p text:style-name="P64">Andet:</text:p>
      <text:list text:style-name="LFO7" text:continue-numbering="true">
        <text:list-item>
          <text:p text:style-name="P65">Standarder opdateret samt folk har idéer.</text:p>
        </text:list-item>
        <text:list-item>
          <text:p text:style-name="P66">Ting folk vil have med eller kunne undvære fra sidste projekt.(Eksempel tidsplanen<text:s/><text:soft-page-break/>som aldrig blev brugt)</text:p>
        </text:list-item>
      </text:list>
      <text:p text:style-name="P67">Det diskuteres, om tidsplanen afskaffes eller ej. Mødeplaner er måske ikke så nødvendige, hvis der inddrages SCRUM, da der vil være dagligt møde på et kvarter.<text:s/>Folk skal have læst projektet overordnet og se, om der er andet, der skal tilføjes.</text:p>
      <text:p text:style-name="P68">Torsdag afsættes som dagen, hvor der igen bliver holdt møde. Flertallet stemte for.<text:s/></text:p>
      <text:p text:style-name="Textbody"><text:span text:style-name="T69">Der diskuteres, om der skal små logs eller stor rapport, men dette punkt vil blive taget op til næste møde.<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OpenSymbol" svg:font-family="OpenSymbol" style:font-family-generic="system"/>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Arial"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a" fo:country="DK"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Standardskrifttypeiafsnit" style:display-name="Standardskrifttype i afsni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Opstilling" style:display-name="Opstilling"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BulletSymbols" style:display-name="Bullet Symbols" style:family="text">
      <style:text-properties style:font-name="OpenSymbol" style:font-name-asian="OpenSymbol" style:font-name-complex="OpenSymbol"/>
    </style:style>
    <style:style style:name="Titel" style:display-name="Titel"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style:text-properties style:font-name="Cambria" style:font-name-asian="Times New Roman" fo:color="#17365D" fo:letter-spacing="0.0034in" style:letter-kerning="true" fo:font-size="26pt" style:font-size-asian="26pt" style:font-size-complex="23.5pt" fo:hyphenate="false"/>
    </style:style>
    <style:style style:name="TitelTegn" style:display-name="Titel Tegn" style:family="text" style:parent-style-name="Standardskrifttypeiafsnit">
      <style:text-properties style:font-name="Cambria" style:font-name-asian="Times New Roman" fo:color="#17365D" fo:letter-spacing="0.0034in" style:letter-kerning="true" fo:font-size="26pt" style:font-size-asian="26pt" style:font-size-complex="23.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Arial" style:font-name-asian="SimSun" style:font-name-complex="Arial" fo:font-weight="bold" style:font-weight-asian="bold" fo:font-style="italic" style:font-style-asian="italic"/>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style:text-properties style:font-name="Aria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Sam Luu Tong</meta:initial-creator>
    <dc:creator>Sam Luu Tong</dc:creator>
    <meta:creation-date>2012-02-11T21:18:00Z</meta:creation-date>
    <dc:date>2012-02-14T10:59:00Z</dc:date>
    <meta:template xlink:href="Normal" xlink:type="simple"/>
    <meta:editing-cycles>2</meta:editing-cycles>
    <meta:editing-duration>PT6300S</meta:editing-duration>
    <meta:document-statistic meta:page-count="3" meta:paragraph-count="6" meta:word-count="475" meta:character-count="3369" meta:row-count="24" meta:non-whitespace-character-count="2900"/>
  </office:meta>
</office:document-meta>
</file>